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vid Bernal Navarrete</text:p>
      <text:p text:style-name="Standard">1º DAM – Entornos de Desarrollo<text:tab/><text:tab/><text:tab/><text:tab/><text:tab/><text:tab/><text:tab/>IES El Majuelo</text:p>
      <text:p text:style-name="Standard"/>
      <text:p text:style-name="Standard"/>
      <text:p text:style-name="Standard">1.</text:p>
      <text:p text:style-name="Standard">Adriano: Analista Programador. Analizará el código y también participará en crearlo.</text:p>
      <text:p text:style-name="Standard">Emma: Aquitecta de Software. Se encargará de diseñar el proyecto, y decidirá en qué trabajará cada <text:tab/>programador.<text:tab/></text:p>
      <text:p text:style-name="Standard">Manuela: Su trabajo será el de seguir las pautas de Emma para desarrollar el código.</text:p>
      <text:p text:style-name="Standard">Dimas:Su trabajo será el mismo que Manuela: seguir las pautas de Emma y desarrollar el código.</text:p>
      <text:p text:style-name="Standard"/>
      <text:p text:style-name="Standard"/>
      <text:p text:style-name="Standard">2.</text:p>
      <text:p text:style-name="Standard">Si se usa un software a medida, se puede mejorar la conexión entre la base de datos SQL que usa la farmacia, pero la dificultad de este trabajo depende de las habilidades de los programadores. Además, al hacerlo a medida, la conexión entre la tienda física y la virtual también tendrá que hacerse a mano, lo cual puede incrementar la dificultad de la tarea, pero mejorar su eficiencia. El mantenimiento de un software a medida puede dificultarse, pero solo lo podrá dar la empresa MyfpSoft.</text:p>
      <text:p text:style-name="Standard"/>
      <text:p text:style-name="Standard">Si se usa un software genérico, puede que la conexión entre la base de datos SQL y el software no sea la mejor, pero funcionará y será fácil de mantener, aunque podrá ser mantenida por cualquier otra empresa.</text:p>
      <text:p text:style-name="Standard"/>
      <text:p text:style-name="Standard">La tienda online y la física se comunicarán a través de un servidor que mantendrá MyfpSoft.</text:p>
      <text:p text:style-name="Standard"/>
      <text:p text:style-name="Standard"/>
      <text:p text:style-name="Standard">3.</text:p>
      <text:p text:style-name="Standard">Lenguajes compilados: Swift, Visual Basic, Cobol, C, C++, Pascal, Scala, Lisp, Fortran, Objective-C, ADA, Java.</text:p>
      <text:p text:style-name="Standard"/>
      <text:p text:style-name="Standard">Lenguajes interpretados: Java, javaScript, PHP, Python, Lisp, Ruby, Tcl, </text:p>
      <text:p text:style-name="Standard"/>
      <text:p text:style-name="Standard">Lenguajes virtuales: Python, Java, Smalltalk, Ruby, Java, Scala, C, C++, Lisp</text:p>
      <text:p text:style-name="Standard"/>
      <text:p text:style-name="Standard"/>
      <text:p text:style-name="Standard">4.</text:p>
      <text:p text:style-name="Standard"><text:s/></text:p>
      <text:p text:style-name="Standard"/>
      <text:p text:style-name="Standard">5.</text:p>
      <text:p text:style-name="Standard">JavaScript es una buena opción para crear la página web, completándola con HTML.</text:p>
      <text:p text:style-name="Standard">Emma elige el lenguaje, ya que para diseñar el software, se tienen que tener en cuenta los puntos fuertes y débiles de cada lenguaje, para así cubrir las necesidades del cliente de la mejor forma posible.</text:p>
      <text:p text:style-name="Standard"/>
      <text:p text:style-name="Standard">6.</text:p>
      <text:p text:style-name="Standard"/>
      <text:p text:style-name="Standard">AngularJS es un framework de Javascript de codigo abierto, que se usa para crear y mantener aplicaciones web que sean de una sola página. También se puede combinar con Node.js.</text:p>
      <text:p text:style-name="Standard"/>
      <text:p text:style-name="Standard">7.</text:p>
      <text:p text:style-name="Standard"/>
      <text:p text:style-name="Standard"><text:soft-page-break/>Comenta todo lo que hagas. Absolutamente todo, siendo lo más breve y claro posible. Tienes que tener en cuenta que en caso de que otra persona tenga que mantener el software, lo tiene que entender sin tener que releer y repensar el código que tú escribas. Por eso tienes que dejarlo bien claro, para que quien venga detrás de ti (que puedes ser tú misma en unos años para mantener el software) lo pueda entender sin problemas.</text:p>
      <text:p text:style-name="Standard"/>
      <text:p text:style-name="Standard"/>
      <text:p text:style-name="Standard">8.</text:p>
      <text:p text:style-name="Standard">Programador: Cargar la base de datos con datos de prueba; pruebas unitarias; documentación técnica, documentación de usuario.</text:p>
      <text:p text:style-name="Standard">Arquitecto de software: Entrevista con el cliente para establecer requisitos; elección del lenguaje de desarrollo, entrega de la primera versión del proyecto; crear la estructura de la base de datos, establecer los requisitos del proyecto.</text:p>
      <text:p text:style-name="Standard">Analista Programador: Pruebas finales; elección de las herramientas de desarrollo, cargar la base de datos con datos de prueba, pruebas unitarias, documentación técnica y de usu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06T13:35:56.537605264</meta:creation-date>
    <dc:date>2020-10-19T15:56:11.98</dc:date>
    <meta:editing-duration>PT18M1S</meta:editing-duration>
    <meta:editing-cycles>4</meta:editing-cycles>
    <meta:generator>OpenOffice/4.1.7$Win32 OpenOffice.org_project/417m1$Build-9800</meta:generator>
    <meta:document-statistic meta:table-count="0" meta:image-count="0" meta:object-count="0" meta:page-count="2" meta:paragraph-count="28" meta:word-count="487" meta:character-count="2948"/>
  </office:meta>
</office:document-meta>
</file>